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66cm" fo:min-width="2.465cm"/>
    </style:style>
    <style:style style:name="gr2" style:family="graphic" style:parent-style-name="standard">
      <style:graphic-properties draw:textarea-horizontal-align="justify" draw:textarea-vertical-align="middle" draw:auto-grow-height="false" fo:min-height="1.649cm" fo:min-width="4.453cm"/>
    </style:style>
    <style:style style:name="gr3" style:family="graphic" style:parent-style-name="standard">
      <style:graphic-properties draw:textarea-horizontal-align="justify" draw:textarea-vertical-align="middle" draw:auto-grow-height="false" fo:min-height="2.535cm" fo:min-width="2.28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535cm" fo:min-width="2.285cm"/>
    </style:style>
    <style:style style:name="gr8" style:family="graphic" style:parent-style-name="standard">
      <style:graphic-properties draw:textarea-horizontal-align="justify" draw:textarea-vertical-align="middle" draw:auto-grow-height="false" fo:min-height="3.928cm" fo:min-width="2.82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87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63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2.036cm" fo:min-width="4.072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2.036cm"/>
    </style:style>
    <style:style style:name="gr15" style:family="graphic" style:parent-style-name="standard">
      <style:graphic-properties draw:textarea-horizontal-align="justify" draw:textarea-vertical-align="middle" draw:auto-grow-height="false" fo:min-height="2.163cm" fo:min-width="4.453cm"/>
    </style:style>
    <style:style style:name="gr16" style:family="graphic" style:parent-style-name="standard">
      <style:graphic-properties draw:textarea-horizontal-align="justify" draw:textarea-vertical-align="middle" draw:auto-grow-height="false" fo:min-height="2.163cm" fo:min-width="4.707cm"/>
    </style:style>
    <style:style style:name="gr17" style:family="graphic" style:parent-style-name="standard">
      <style:graphic-properties draw:textarea-horizontal-align="justify" draw:textarea-vertical-align="middle" draw:auto-grow-height="false" fo:min-height="2.29cm" fo:min-width="4.453cm"/>
    </style:style>
    <style:style style:name="gr18" style:family="graphic" style:parent-style-name="standard">
      <style:graphic-properties draw:textarea-horizontal-align="justify" draw:textarea-vertical-align="middle" draw:auto-grow-height="false" fo:min-height="0.739cm" fo:min-width="1.387cm"/>
    </style:style>
    <style:style style:name="gr19" style:family="graphic" style:parent-style-name="objectwithoutfill">
      <style:graphic-properties draw:stroke="none" draw:fill="none" fo:min-height="1.423cm"/>
    </style:style>
    <style:style style:name="gr20" style:family="graphic" style:parent-style-name="objectwithoutfill">
      <style:graphic-properties draw:stroke="none" draw:fill="none" fo:min-height="0.713cm"/>
    </style:style>
    <style:style style:name="gr21" style:family="graphic" style:parent-style-name="objectwithoutfill">
      <style:graphic-properties draw:stroke="none" draw:fill="none" fo:min-height="0.10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713cm" svg:height="4.318cm" svg:x="23.987cm" svg:y="7.985cm">
          <text:p text:style-name="P1"><text:span text:style-name="T1">API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4.953cm" svg:height="1.899cm" svg:x="12.374cm" svg:y="2.397cm">
          <text:p text:style-name="P1">Client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937cm" svg:height="3.937cm" svg:x="1cm" svg:y="7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" draw:text-style-name="P3" draw:layer="layout" svg:width="9.265cm" svg:height="1.673cm" svg:x="1.26cm" svg:y="3.518cm">
          <draw:text-box>
            <text:p>Usuário envia suas credenciais</text:p>
            <text:p>para o cliente</text:p>
          </draw:text-box>
        </draw:frame>
        <draw:frame draw:style-name="gr5" draw:text-style-name="P3" draw:layer="layout" svg:width="8.291cm" svg:height="2.384cm" svg:x="20.141cm" svg:y="3.061cm">
          <draw:text-box>
            <text:p>Aplicativo cliente utiliza as </text:p>
            <text:p>credenciais do usuário para</text:p>
            <text:p>autenticar as chamadas</text:p>
          </draw:text-box>
        </draw:frame>
        <draw:line draw:style-name="gr6" draw:text-style-name="P4" draw:layer="layout" svg:x1="4.302cm" svg:y1="8.239cm" svg:x2="12.43cm" svg:y2="3.413cm">
          <text:p/>
        </draw:line>
        <draw:line draw:style-name="gr6" draw:text-style-name="P4" draw:layer="layout" svg:x1="17.383cm" svg:y1="3.413cm" svg:x2="24.749cm" svg:y2="9.001cm">
          <text:p/>
        </draw:line>
      </draw:page>
      <draw:page draw:name="page2" draw:style-name="dp1" draw:master-page-name="Default">
        <draw:custom-shape draw:style-name="gr1" draw:text-style-name="P2" draw:layer="layout" svg:width="4.713cm" svg:height="4.318cm" svg:x="23.987cm" svg:y="7.985cm">
          <text:p text:style-name="P1"><text:span text:style-name="T1">API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4.953cm" svg:height="1.899cm" svg:x="12.374cm" svg:y="2.397cm">
          <text:p text:style-name="P1">Client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937cm" svg:height="3.937cm" svg:x="1cm" svg:y="7.604cm">
          <text:p text:style-name="P1"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" draw:text-style-name="P1" draw:layer="layout" svg:width="5.461cm" svg:height="5.461cm" svg:x="12.303cm" svg:y="13.065cm">
          <text:p text:style-name="P1">Provedor</text:p>
          <text:p text:style-name="P1">De</text:p>
          <text:p text:style-name="P1">Autenticação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6" draw:text-style-name="P5" draw:layer="layout" svg:x1="4.175cm" svg:y1="11.16cm" svg:x2="12.811cm" svg:y2="16.748cm">
          <text:p/>
        </draw:line>
        <draw:frame draw:style-name="gr9" draw:text-style-name="P3" draw:layer="layout" svg:width="6.604cm" svg:height="5.228cm" svg:x="1.381cm" svg:y="13.12cm">
          <draw:text-box>
            <text:p>1 – Usuário pede que o provedor de autenticação gere um <text:span text:style-name="T1">token</text:span>, o qual dá ao cliente acesso parcial ou integral à sua conta</text:p>
          </draw:text-box>
        </draw:frame>
        <draw:line draw:style-name="gr6" draw:text-style-name="P5" draw:layer="layout" svg:x1="15.097cm" svg:y1="12.811cm" svg:x2="14.97cm" svg:y2="4.429cm">
          <text:p/>
        </draw:line>
        <draw:frame draw:style-name="gr10" draw:text-style-name="P3" draw:layer="layout" svg:width="6.096cm" svg:height="4.517cm" svg:x="7.985cm" svg:y="6.588cm">
          <draw:text-box>
            <text:p>2 – O provedor de autenticação envia o <text:span text:style-name="T1">token</text:span> que o usuário solicitou ao cliente</text:p>
            <text:p/>
          </draw:text-box>
        </draw:frame>
        <draw:line draw:style-name="gr6" draw:text-style-name="P5" draw:layer="layout" svg:x1="17.383cm" svg:y1="3.413cm" svg:x2="24.622cm" svg:y2="9.001cm">
          <text:p/>
        </draw:line>
        <draw:frame draw:style-name="gr11" draw:text-style-name="P3" draw:layer="layout" svg:width="10.407cm" svg:height="4.413cm" svg:x="18.526cm" svg:y="1.413cm">
          <draw:text-box>
            <text:p>3 – O cliente agora utiliza esse <text:span text:style-name="T1">token</text:span> – e não mais as credenciais ‘cruas’ do usuário – para autenticar suas chamadas</text:p>
            <text:p/>
          </draw:text-box>
        </draw:frame>
      </draw:page>
      <draw:page draw:name="page3" draw:style-name="dp1" draw:master-page-name="Default">
        <draw:custom-shape draw:style-name="gr12" draw:text-style-name="P1" xml:id="id1" draw:id="id1" draw:layer="layout" svg:width="4.572cm" svg:height="2.286cm" svg:x="1cm" svg:y="8.62cm">
          <text:p text:style-name="P1">Origem</text:p>
          <text:p text:style-name="P1">(A)</text:p>
          <draw:enhanced-geometry svg:viewBox="0 0 21600 21600" draw:type="rectangle" draw:enhanced-path="M 0 0 L 21600 0 21600 21600 0 21600 0 0 Z N"/>
        </draw:custom-shape>
        <draw:custom-shape draw:style-name="gr12" draw:text-style-name="P1" xml:id="id2" draw:id="id2" draw:layer="layout" svg:width="4.572cm" svg:height="2.286cm" svg:x="24.114cm" svg:y="8.62cm">
          <text:p text:style-name="P1">Destino</text:p>
          <text:p text:style-name="P1">(B)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" svg:x1="5.572cm" svg:y1="9.763cm" svg:x2="24.114cm" svg:y2="9.763cm" draw:start-shape="id1" draw:start-glue-point="1" draw:end-shape="id2" draw:end-glue-point="3" svg:d="M5572 9763h18542" svg:viewBox="0 0 18543 1">
          <text:p/>
          <text:p/>
        </draw:connector>
        <draw:frame draw:style-name="gr14" draw:text-style-name="P3" draw:layer="layout" svg:width="6.096cm" svg:height="2.286cm" svg:x="12.43cm" svg:y="8.62cm">
          <draw:text-box>
            <text:p>(A) pede X para (B)</text:p>
          </draw:text-box>
        </draw:frame>
      </draw:page>
      <draw:page draw:name="page4" draw:style-name="dp1" draw:master-page-name="Default">
        <draw:custom-shape draw:style-name="gr12" draw:text-style-name="P1" xml:id="id3" draw:id="id3" draw:layer="layout" svg:width="4.572cm" svg:height="2.286cm" svg:x="1cm" svg:y="8.62cm">
          <text:p text:style-name="P1">Origem</text:p>
          <text:p text:style-name="P1">(A)</text:p>
          <draw:enhanced-geometry svg:viewBox="0 0 21600 21600" draw:type="rectangle" draw:enhanced-path="M 0 0 L 21600 0 21600 21600 0 21600 0 0 Z N"/>
        </draw:custom-shape>
        <draw:custom-shape draw:style-name="gr12" draw:text-style-name="P1" xml:id="id8" draw:id="id8" draw:layer="layout" svg:width="4.572cm" svg:height="2.286cm" svg:x="24.114cm" svg:y="8.62cm">
          <text:p text:style-name="P1">Destino</text:p>
          <text:p text:style-name="P1">(B)</text:p>
          <draw:enhanced-geometry svg:viewBox="0 0 21600 21600" draw:type="rectangle" draw:enhanced-path="M 0 0 L 21600 0 21600 21600 0 21600 0 0 Z N"/>
        </draw:custom-shape>
        <draw:custom-shape draw:style-name="gr15" draw:text-style-name="P1" xml:id="id4" draw:id="id4" draw:layer="layout" svg:width="4.953cm" svg:height="2.413cm" svg:x="7.096cm" svg:y="3.921cm">
          <text:p text:style-name="P1">Roteadores e </text:p>
          <text:p text:style-name="P1">equipamentos </text:p>
          <text:p text:style-name="P1">da rede local</text:p>
          <draw:enhanced-geometry svg:viewBox="0 0 21600 21600" draw:type="rectangle" draw:enhanced-path="M 0 0 L 21600 0 21600 21600 0 21600 0 0 Z N"/>
        </draw:custom-shape>
        <draw:custom-shape draw:style-name="gr16" draw:text-style-name="P1" xml:id="id5" draw:id="id5" draw:layer="layout" svg:width="5.207cm" svg:height="2.413cm" svg:x="9.382cm" svg:y="11.541cm">
          <text:p text:style-name="P1">Equipamentos da<text:line-break/>rede externa </text:p>
          <draw:enhanced-geometry svg:viewBox="0 0 21600 21600" draw:type="rectangle" draw:enhanced-path="M 0 0 L 21600 0 21600 21600 0 21600 0 0 Z N"/>
        </draw:custom-shape>
        <draw:custom-shape draw:style-name="gr17" draw:text-style-name="P1" xml:id="id6" draw:id="id6" draw:layer="layout" svg:width="4.953cm" svg:height="2.54cm" svg:x="15.351cm" svg:y="3.54cm">
          <text:p text:style-name="P1">Provedor</text:p>
          <text:p text:style-name="P1">de </text:p>
          <text:p text:style-name="P1">internet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3.286cm" svg:y1="8.62cm" svg:x2="7.096cm" svg:y2="5.127cm" draw:start-shape="id3" draw:start-glue-point="0" draw:end-shape="id4" draw:end-glue-point="3" svg:d="M3286 8620l3810-3493" svg:viewBox="0 0 3811 3494">
          <text:p/>
        </draw:connector>
        <draw:connector draw:style-name="gr6" draw:text-style-name="P5" draw:layer="layout" draw:type="line" svg:x1="9.572cm" svg:y1="6.334cm" svg:x2="11.985cm" svg:y2="11.541cm" draw:start-shape="id4" draw:start-glue-point="2" draw:end-shape="id5" draw:end-glue-point="0" svg:d="M9572 6334l2413 5207" svg:viewBox="0 0 2414 5208">
          <text:p/>
        </draw:connector>
        <draw:connector draw:style-name="gr6" draw:text-style-name="P5" draw:layer="layout" draw:type="line" svg:x1="14.589cm" svg:y1="12.747cm" svg:x2="17.827cm" svg:y2="6.08cm" draw:start-shape="id5" draw:start-glue-point="1" draw:end-shape="id6" draw:end-glue-point="2" svg:d="M14589 12747l3238-6667" svg:viewBox="0 0 3239 6668">
          <text:p/>
        </draw:connector>
        <draw:custom-shape draw:style-name="gr18" draw:text-style-name="P1" xml:id="id7" draw:id="id7" draw:layer="layout" svg:width="2.667cm" svg:height="1.397cm" svg:x="20.431cm" svg:y="13.065cm">
          <text:p text:style-name="P1">Etc…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17.827cm" svg:y1="6.08cm" svg:x2="20.821cm" svg:y2="13.269cm" draw:start-shape="id6" draw:start-glue-point="2" draw:end-shape="id7" draw:end-glue-point="5" svg:d="M17827 6080l2994 7189" svg:viewBox="0 0 2995 7190">
          <text:p/>
        </draw:connector>
        <draw:connector draw:style-name="gr6" draw:text-style-name="P5" draw:layer="layout" draw:type="line" svg:x1="22.708cm" svg:y1="13.269cm" svg:x2="24.114cm" svg:y2="9.763cm" draw:start-shape="id7" draw:start-glue-point="11" draw:end-shape="id8" svg:d="M22708 13269l1406-3506" svg:viewBox="0 0 1407 3507">
          <text:p/>
        </draw:connector>
        <draw:frame draw:style-name="gr19" draw:text-style-name="P5" draw:layer="layout" svg:width="5.361cm" svg:height="1.673cm" draw:transform="rotate (0.737925207743203) translate (1.877cm 7.528cm)">
          <draw:text-box>
            <text:p>(A) pede X para (B)</text:p>
          </draw:text-box>
        </draw:frame>
        <draw:frame draw:style-name="gr20" draw:text-style-name="P5" draw:layer="layout" svg:width="4.94cm" svg:height="1.673cm" draw:transform="rotate (-1.16169115012743) translate (11.672cm 6.802cm)">
          <draw:text-box>
            <text:p>(A) pede X para (B)</text:p>
          </draw:text-box>
        </draw:frame>
        <draw:frame draw:style-name="gr20" draw:text-style-name="P5" draw:layer="layout" svg:width="6.001cm" svg:height="0.963cm" draw:transform="rotate (1.10968033841799) translate (13.977cm 11.454cm)">
          <draw:text-box>
            <text:p>(A) pede X para (B)</text:p>
          </draw:text-box>
        </draw:frame>
        <draw:frame draw:style-name="gr21" draw:text-style-name="P5" draw:layer="layout" svg:width="5.239cm" svg:height="1.673cm" draw:transform="rotate (-1.15697876114704) translate (20.058cm 6.969cm)">
          <draw:text-box>
            <text:p>(A) pede X para (B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1T06:10:43.277377255</meta:creation-date>
    <dc:date>2016-10-11T07:49:03.881763060</dc:date>
    <meta:editing-duration>PT22M45S</meta:editing-duration>
    <meta:editing-cycles>2</meta:editing-cycles>
    <meta:generator>LibreOffice/5.1.4.2$Linux_X86_64 LibreOffice_project/10m0$Build-2</meta:generator>
    <meta:document-statistic meta:object-count="36"/>
  </office:meta>
</office:document-meta>
</file>